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嘉義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59.3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短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蘭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盧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宣信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芳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教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58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番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全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獅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紅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垂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培元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致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翠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導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58.79</text:p>
          </table:table-cell>
          <table:table-cell table:number-columns-repeated="100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市" style:display-name="PageStyle_嘉義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45</meta:creation-date>
    <meta:initial-creator>Apache POI</meta:initial-creator>
    <meta:generator>LibreOffice/6.0.7.3$Linux_X86_64 LibreOffice_project/00m0$Build-3</meta:generator>
    <meta:document-statistic meta:table-count="1" meta:cell-count="1623" meta:object-count="0"/>
  </office:meta>
</office:document-meta>
</file>